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67CAF7315D9E85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2cm" svg:y="0.002cm">
          <draw:image xlink:href="Pictures/1000000000000500000002D0667CAF7315D9E85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adverte sobre </text:span><text:span text:style-name="T1"><text:line-break/></text:span><text:span text:style-name="T1">a perseguição</text:span></text:p>
            <text:p text:style-name="P3"><text:span text:style-name="T2">(João 15.18–16.4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33:59.261000000</dc:date>
    <meta:editing-duration>PT2H29M37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